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4475" officeooo:paragraph-rsid="0010d24a"/>
    </style:style>
    <style:style style:name="P2" style:family="paragraph" style:parent-style-name="Standard">
      <style:text-properties style:font-name="Georgia"/>
    </style:style>
    <style:style style:name="P3" style:family="paragraph" style:parent-style-name="Standard">
      <style:paragraph-properties fo:text-align="center" style:justify-single-word="false"/>
      <style:text-properties style:font-name="Georgia" fo:font-weight="bold" officeooo:rsid="00104475" officeooo:paragraph-rsid="0010447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eorgia" fo:font-style="italic" style:text-underline-style="solid" style:text-underline-width="auto" style:text-underline-color="font-color" fo:font-weight="bold" officeooo:rsid="00104475" officeooo:paragraph-rsid="00104475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Georgia"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Georgia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104475" officeooo:paragraph-rsid="00104475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104475" officeooo:paragraph-rsid="0010d24a"/>
    </style:style>
    <style:style style:name="P9" style:family="paragraph" style:parent-style-name="Standard">
      <style:paragraph-properties fo:text-align="center" style:justify-single-word="false" style:border-line-width="0.018cm 0.004cm 0.018cm" fo:padding="0.049cm" fo:border="0.06pt double-thin #660033" style:shadow="none"/>
      <style:text-properties style:font-name="Georgia" fo:font-weight="bold" officeooo:rsid="00104475" officeooo:paragraph-rsid="00104475" style:font-weight-asian="bold" style:font-weight-complex="bold"/>
    </style:style>
    <style:style style:name="T1" style:family="text">
      <style:text-properties officeooo:rsid="0010447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d24a" style:font-style-asian="italic" style:font-style-complex="italic"/>
    </style:style>
    <style:style style:name="T4" style:family="text">
      <style:text-properties officeooo:rsid="0010d24a"/>
    </style:style>
    <style:style style:name="T5" style:family="text">
      <style:text-properties style:font-name="Georgia" fo:font-style="italic" style:font-style-asian="italic" style:font-style-complex="italic"/>
    </style:style>
    <style:style style:name="T6" style:family="text">
      <style:text-properties style:font-name="Georgia" fo:font-style="italic" officeooo:rsid="0010d24a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t Testaments de Poilus</text:p>
      <text:p text:style-name="P3"/>
      <text:p text:style-name="P4">Recommandations pour la numérisation</text:p>
      <text:p text:style-name="P2"/>
      <text:p text:style-name="P2"/>
      <text:p text:style-name="P6">- <text:span text:style-name="T1">il s’agit de numériser uniquement les pages des testaments et les enveloppes comportant des mentions de la main du testateur</text:span></text:p>
      <text:p text:style-name="P6"/>
      <text:p text:style-name="P6">- <text:span text:style-name="T1">numériser page par page, dans le sens principal de lecture</text:span></text:p>
      <text:p text:style-name="P6"/>
      <text:p text:style-name="P6">- <text:span text:style-name="T1">numériser uniquement les pages numérotées au crayon en haut à gauche ou à droite, dans l’ordre de la numérotation même s’il diffère de l’ordre physique des pages</text:span></text:p>
      <text:p text:style-name="P6"/>
      <text:p text:style-name="P6">- <text:span text:style-name="T1">dans le fichier de récolement, il y a une ligne par vue</text:span></text:p>
      <text:p text:style-name="P6"/>
      <text:p text:style-name="P6">- <text:span text:style-name="T1">stocker les images dans un dossier par testament, chaque dossier ayant pour nom « testament-{nnnn} où {nnnn} est le numéro du testament dans le fichier de récolement</text:span></text:p>
      <text:p text:style-name="P6"/>
      <text:p text:style-name="P6"/>
      <text:p text:style-name="P7"><text:span text:style-name="T2">Points d’attention</text:span> :</text:p>
      <text:p text:style-name="P7"/>
      <text:p text:style-name="P7">- il peut y avoir plusieurs testaments par minute ;</text:p>
      <text:p text:style-name="P7"/>
      <text:p text:style-name="P7">- les pages étant cousues par le milieu et emboîtées les unes dans les autres, il y aura assez souvent 2 images pour une page ;</text:p>
      <text:p text:style-name="P7"/>
      <text:p text:style-name="P7">- le fil de couture est à placer au meilleur endroit possible pour éviter de masquer le texte</text:p>
      <text:p text:style-name="P7"/>
      <text:p text:style-name="P8">En cas de doute, écrire à</text:p>
      <text:p text:style-name="P1"><text:span text:style-name="T5">- M</text:span><text:span text:style-name="T6">é</text:span><text:span text:style-name="T5">lisa Locatelli </text:span><text:span text:style-name="T6">(</text:span><text:a xlink:type="simple" xlink:href="mailto:melisa.locatelli@culture.gouv.fr" text:style-name="Internet_20_link" text:visited-style-name="Visited_20_Internet_20_Link"><text:span text:style-name="T6">melisa.locatelli@culture.gouv.fr</text:span></text:a><text:span text:style-name="T6">) – DMC, Paris</text:span></text:p>
      <text:p text:style-name="P1"><text:span text:style-name="T5">- Marie-Françoise Limon-Bonnet </text:span><text:span text:style-name="T6">(</text:span><text:a xlink:type="simple" xlink:href="mailto:marie-francoise.limon@culture.gouv.fr" text:style-name="Internet_20_link" text:visited-style-name="Visited_20_Internet_20_Link"><text:span text:style-name="T6">marie-francoise.limon@culture.gouv.fr</text:span></text:a><text:span text:style-name="T6">) – DMC, Paris</text:span></text:p>
      <text:p text:style-name="P1"><text:span text:style-name="T5">- Florence Clavaud </text:span><text:span text:style-name="T6">(</text:span><text:a xlink:type="simple" xlink:href="mailto:florence.clavaud@culture.gouv.fr" text:style-name="Internet_20_link" text:visited-style-name="Visited_20_Internet_20_Link"><text:span text:style-name="T6">florence.clavaud@culture.gouv.fr</text:span></text:a><text:span text:style-name="T6">) – DIRF, Pierrefitte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ce clavaud</meta:initial-creator>
    <meta:creation-date>2017-07-07T13:49:33.967000000</meta:creation-date>
    <dc:date>2017-07-07T16:47:00.285000000</dc:date>
    <dc:creator>melisa locatelli</dc:creator>
    <meta:editing-duration>PT24M10S</meta:editing-duration>
    <meta:editing-cycles>2</meta:editing-cycles>
    <meta:generator>LibreOffice/4.3.7.2.0$Windows_x86 LibreOffice_project/48a90ee55c9f053c937b3e8638cc753652d70536</meta:generator>
    <meta:document-statistic meta:table-count="0" meta:image-count="0" meta:object-count="0" meta:page-count="1" meta:paragraph-count="15" meta:word-count="190" meta:character-count="1174" meta:non-whitespace-character-count="996"/>
  </office:meta>
</office:document-meta>
</file>